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Pictures/200000C800000F360000126D08F798A2.wmf"/>
  <manifest:file-entry manifest:media-type="" manifest:full-path="Pictures/20000068000010F00000137F82B93CCA.wmf"/>
  <manifest:file-entry manifest:media-type="" manifest:full-path="Pictures/2000024C000013A3000013B5F1CB0692.wmf"/>
  <manifest:file-entry manifest:media-type="" manifest:full-path="Pictures/200019DF000013870000138702AA6FE1.wmf"/>
  <manifest:file-entry manifest:media-type="" manifest:full-path="Pictures/200000AA000013560000098BE181C932.wmf"/>
  <manifest:file-entry manifest:media-type="" manifest:full-path="Pictures/200000680000136D0000137D653B29AA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cripts/>
  <office:font-face-decls>
    <style:font-face style:name="Arial1" svg:font-family="Arial" style:font-family-generic="swiss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3.47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 number:grouping="true"/>
      <number:text>%</number:text>
    </number:percentage-style>
    <style:style style:name="ce1" style:family="table-cell" style:parent-style-name="Default" style:data-style-name="N122">
      <style:table-cell-properties style:cell-protect="none" style:print-content="true" fo:border="none" style:diagonal-bl-tr="none" style:diagonal-tl-br="none"/>
      <style:text-properties style:use-window-font-color="true" style:text-outline="false" style:font-name="Arial1" fo:font-size="10pt" fo:font-style="normal" fo:text-shadow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 style:data-style-name="N122">
      <style:table-cell-properties style:glyph-orientation-vertical="0" fo:border-bottom="none" style:cell-protect="none" style:print-content="true" style:text-align-source="value-type" fo:wrap-option="no-wrap" fo:border-left="0.035cm solid #c0c0c0" style:direction="ltr" fo:border-right="none" style:rotation-angle="0" style:rotation-align="none" fo:border-top="0.035cm solid #c0c0c0" style:vertical-align="automatic" style:diagonal-bl-tr="none" style:diagonal-tl-br="none" style:repeat-content="false" style:shrink-to-fit="false"/>
      <style:paragraph-properties fo:margin-left="0cm" style:writing-mode="page"/>
      <style:text-properties style:use-window-font-color="true" style:text-outline="false" style:font-name="Arial1" fo:font-size="10pt" fo:font-style="normal" fo:text-shadow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122">
      <style:table-cell-properties fo:border-bottom="none" style:cell-protect="none" style:print-content="true" fo:border-left="0.035cm solid #c0c0c0" fo:border-right="none" fo:border-top="0.035cm solid #c0c0c0" style:diagonal-bl-tr="none" style:diagonal-tl-br="none"/>
      <style:text-properties style:use-window-font-color="true" style:text-outline="false" style:font-name="Arial1" fo:font-size="10pt" fo:font-style="normal" fo:text-shadow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104"/>
    <style:style style:name="ce5" style:family="table-cell" style:parent-style-name="Default" style:data-style-name="N104">
      <style:table-cell-properties style:cell-protect="none" style:print-content="true" fo:border="none" style:diagonal-bl-tr="none" style:diagonal-tl-br="none"/>
      <style:text-properties style:use-window-font-color="true" style:text-outline="false" style:font-name="Arial1" fo:font-size="10pt" fo:font-style="normal" fo:text-shadow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104">
      <style:table-cell-properties style:glyph-orientation-vertical="0" fo:border-bottom="none" style:cell-protect="none" style:print-content="true" style:text-align-source="value-type" fo:wrap-option="no-wrap" fo:border-left="0.035cm solid #c0c0c0" style:direction="ltr" fo:border-right="none" style:rotation-angle="0" style:rotation-align="none" fo:border-top="0.035cm solid #c0c0c0" style:vertical-align="automatic" style:diagonal-bl-tr="none" style:diagonal-tl-br="none" style:repeat-content="false" style:shrink-to-fit="false"/>
      <style:paragraph-properties fo:margin-left="0cm" style:writing-mode="page"/>
      <style:text-properties style:use-window-font-color="true" style:text-outline="false" style:font-name="Arial1" fo:font-size="10pt" fo:font-style="normal" fo:text-shadow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04">
      <style:table-cell-properties fo:border-bottom="none" style:cell-protect="none" style:print-content="true" fo:border-left="0.035cm solid #c0c0c0" fo:border-right="none" fo:border-top="0.035cm solid #c0c0c0" style:diagonal-bl-tr="none" style:diagonal-tl-br="none"/>
      <style:text-properties style:use-window-font-color="true" style:text-outline="false" style:font-name="Arial1" fo:font-size="10pt" fo:font-style="normal" fo:text-shadow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11">
      <style:table-cell-properties style:cell-protect="none" style:print-content="true" fo:border="none" style:diagonal-bl-tr="none" style:diagonal-tl-br="none"/>
      <style:text-properties style:use-window-font-color="true" style:text-outline="false" style:font-name="Arial1" fo:font-size="10pt" fo:font-style="normal" fo:text-shadow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11">
      <style:table-cell-properties style:glyph-orientation-vertical="0" fo:border-bottom="none" style:cell-protect="none" style:print-content="true" style:text-align-source="value-type" fo:wrap-option="no-wrap" fo:border-left="0.035cm solid #c0c0c0" style:direction="ltr" fo:border-right="none" style:rotation-angle="0" style:rotation-align="none" fo:border-top="0.035cm solid #c0c0c0" style:vertical-align="automatic" style:diagonal-bl-tr="none" style:diagonal-tl-br="none" style:repeat-content="false" style:shrink-to-fit="false"/>
      <style:paragraph-properties fo:margin-left="0cm" style:writing-mode="page"/>
      <style:text-properties style:use-window-font-color="true" style:text-outline="false" style:font-name="Arial1" fo:font-size="10pt" fo:font-style="normal" fo:text-shadow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11">
      <style:table-cell-properties fo:border-bottom="none" style:cell-protect="none" style:print-content="true" fo:border-left="0.035cm solid #c0c0c0" fo:border-right="none" fo:border-top="0.035cm solid #c0c0c0" style:diagonal-bl-tr="none" style:diagonal-tl-br="none"/>
      <style:text-properties style:use-window-font-color="true" style:text-outline="false" style:font-name="Arial1" fo:font-size="10pt" fo:font-style="normal" fo:text-shadow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" style:family="paragraph">
      <style:paragraph-properties fo:text-align="center" style:writing-mode="page"/>
    </style:style>
    <style:style style:name="gr1" style:family="graphic">
      <style:graphic-properties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</office:automatic-styles>
  <office:body>
    <office:spreadsheet>
      <table:table table:name="A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7"/>
        <table:table-column table:style-name="co3" table:default-cell-style-name="ce10"/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style-name="ce1" office:value-type="float" office:value="2">
            <text:p>2.0 </text:p>
          </table:table-cell>
          <table:table-cell table:style-name="ce4" office:value-type="currency" office:currency="CNY" office:value="112">
            <text:p>￥112.00</text:p>
          </table:table-cell>
          <table:table-cell table:style-name="ce8" office:value-type="percentage" office:value="33">
            <text:p>3,300.00%</text:p>
          </table:table-cell>
          <table:table-cell>
            <draw:frame table:end-cell-address="A.H11" draw:z-index="5" draw:name="图元文件4" draw:style-name="gr1" draw:text-style-name="P1" svg:width="4.973cm" svg:height="4.989cm" svg:x="2.179cm" svg:y="0.107cm">
              <draw:image xlink:href="Pictures/200000680000136D0000137D653B29AA.wmf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3">
            <text:p>3.0 </text:p>
          </table:table-cell>
          <table:table-cell table:style-name="ce5" office:value-type="currency" office:currency="CNY" office:value="2">
            <text:p>￥2.00</text:p>
          </table:table-cell>
          <table:table-cell table:style-name="ce8" office:value-type="percentage" office:value="3">
            <text:p>300.00%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5">
            <text:p>5.0 </text:p>
          </table:table-cell>
          <table:table-cell table:style-name="ce5" office:value-type="currency" office:currency="CNY" office:value="3">
            <text:p>￥3.00</text:p>
          </table:table-cell>
          <table:table-cell table:style-name="ce8" office:value-type="percentage" office:value="5">
            <text:p>500.00%</text:p>
          </table:table-cell>
          <table:table-cell table:number-columns-repeated="4"/>
          <table:table-cell>
            <draw:frame table:end-cell-address="A.K8" draw:z-index="1" draw:name="图元文件3" draw:style-name="gr1" draw:text-style-name="P1" svg:width="4.95cm" svg:height="2.443cm" svg:x="0.213cm" svg:y="0.148cm">
              <draw:image xlink:href="Pictures/200000AA000013560000098BE181C932.wmf" xlink:type="simple" xlink:show="embed" xlink:actuate="onLoad"/>
            </draw:frame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1">
            <text:p>1.0 </text:p>
          </table:table-cell>
          <table:table-cell table:style-name="ce5" office:value-type="currency" office:currency="CNY" office:value="5">
            <text:p>￥5.00</text:p>
          </table:table-cell>
          <table:table-cell table:style-name="ce8" office:value-type="percentage" office:value="1">
            <text:p>100.00%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style-name="ce2" office:value-type="float" office:value="52">
            <text:p>52.0 </text:p>
          </table:table-cell>
          <table:table-cell table:style-name="ce5" office:value-type="currency" office:currency="CNY" office:value="1">
            <text:p>￥1.00</text:p>
          </table:table-cell>
          <table:table-cell table:style-name="ce9" office:value-type="percentage" office:value="52">
            <text:p>5,200.00%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5">
            <text:p>35.0 </text:p>
          </table:table-cell>
          <table:table-cell table:style-name="ce6" office:value-type="currency" office:currency="CNY" office:value="52">
            <text:p>￥52.00</text:p>
          </table:table-cell>
          <table:table-cell office:value-type="percentage" office:value="35">
            <text:p>3,500.00%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">
            <text:p>12.0 </text:p>
          </table:table-cell>
          <table:table-cell office:value-type="currency" office:currency="CNY" office:value="35">
            <text:p>￥35.00</text:p>
          </table:table-cell>
          <table:table-cell office:value-type="percentage" office:value="12">
            <text:p>1,200.00%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.0 </text:p>
          </table:table-cell>
          <table:table-cell office:value-type="currency" office:currency="CNY" office:value="12">
            <text:p>￥12.00</text:p>
          </table:table-cell>
          <table:table-cell office:value-type="percentage" office:value="5">
            <text:p>500.00%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table:style-name="ce2" office:value-type="float" office:value="169">
            <text:p>169.0 </text:p>
          </table:table-cell>
          <table:table-cell office:value-type="currency" office:currency="CNY" office:value="5">
            <text:p>￥5.00</text:p>
          </table:table-cell>
          <table:table-cell table:style-name="ce9" office:value-type="percentage" office:value="169">
            <text:p>16,900.00%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8">
            <text:p>58.0 </text:p>
          </table:table-cell>
          <table:table-cell table:style-name="ce6" office:value-type="currency" office:currency="CNY" office:value="169">
            <text:p>￥169.00</text:p>
          </table:table-cell>
          <table:table-cell office:value-type="percentage" office:value="58">
            <text:p>5,800.00%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3">
            <text:p>83.0 </text:p>
          </table:table-cell>
          <table:table-cell office:value-type="currency" office:currency="CNY" office:value="58">
            <text:p>￥58.00</text:p>
          </table:table-cell>
          <table:table-cell office:value-type="percentage" office:value="83">
            <text:p>8,300.00%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">
            <text:p>28.0 </text:p>
          </table:table-cell>
          <table:table-cell office:value-type="currency" office:currency="CNY" office:value="83">
            <text:p>￥83.00</text:p>
          </table:table-cell>
          <table:table-cell office:value-type="percentage" office:value="28">
            <text:p>2,800.00%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table:style-name="ce2" office:value-type="float" office:value="8">
            <text:p>8.0 </text:p>
          </table:table-cell>
          <table:table-cell office:value-type="currency" office:currency="CNY" office:value="28">
            <text:p>￥28.00</text:p>
          </table:table-cell>
          <table:table-cell table:style-name="ce9" office:value-type="percentage" office:value="8">
            <text:p>800.00%</text:p>
          </table:table-cell>
          <table:table-cell table:number-columns-repeated="4"/>
          <table:table-cell>
            <draw:frame table:end-cell-address="A.K23" draw:z-index="4" draw:name="图元文件6" draw:style-name="gr1" draw:text-style-name="P1" svg:width="3.894cm" svg:height="4.717cm" svg:x="1.276cm" svg:y="0.035cm">
              <draw:image xlink:href="Pictures/200000C800000F360000126D08F798A2.wmf" xlink:type="simple" xlink:show="embed" xlink:actuate="onLoad"/>
            </draw:frame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.0 </text:p>
          </table:table-cell>
          <table:table-cell table:style-name="ce6" office:value-type="currency" office:currency="CNY" office:value="8">
            <text:p>￥8.00</text:p>
          </table:table-cell>
          <table:table-cell office:value-type="percentage" office:value="8">
            <text:p>800.00%</text:p>
          </table:table-cell>
          <table:table-cell/>
          <table:table-cell>
            <draw:frame table:end-cell-address="A.H24" draw:z-index="0" draw:name="图元文件1" draw:style-name="gr1" draw:text-style-name="P1" svg:width="5.027cm" svg:height="5.045cm" svg:x="0.268cm" svg:y="0.044cm">
              <draw:image xlink:href="Pictures/2000024C000013A3000013B5F1CB0692.wmf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style-name="ce2" office:value-type="float" office:value="9">
            <text:p>9.0 </text:p>
          </table:table-cell>
          <table:table-cell office:value-type="currency" office:currency="CNY" office:value="8">
            <text:p>￥8.00</text:p>
          </table:table-cell>
          <table:table-cell table:style-name="ce9" office:value-type="percentage" office:value="9">
            <text:p>900.00%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.0 </text:p>
          </table:table-cell>
          <table:table-cell table:style-name="ce6" office:value-type="currency" office:currency="CNY" office:value="9">
            <text:p>￥9.00</text:p>
          </table:table-cell>
          <table:table-cell office:value-type="percentage" office:value="3">
            <text:p>300.00%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">
            <text:p>5.0 </text:p>
          </table:table-cell>
          <table:table-cell office:value-type="currency" office:currency="CNY" office:value="3">
            <text:p>￥3.00</text:p>
          </table:table-cell>
          <table:table-cell office:value-type="percentage" office:value="5">
            <text:p>500.00%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.0 </text:p>
          </table:table-cell>
          <table:table-cell office:value-type="currency" office:currency="CNY" office:value="5">
            <text:p>￥5.00</text:p>
          </table:table-cell>
          <table:table-cell office:value-type="percentage" office:value="1">
            <text:p>100.00%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table:style-name="ce2" office:value-type="float" office:value="52">
            <text:p>52.0 </text:p>
          </table:table-cell>
          <table:table-cell office:value-type="currency" office:currency="CNY" office:value="1">
            <text:p>￥1.00</text:p>
          </table:table-cell>
          <table:table-cell table:style-name="ce9" office:value-type="percentage" office:value="52">
            <text:p>5,200.00%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5">
            <text:p>35.0 </text:p>
          </table:table-cell>
          <table:table-cell table:style-name="ce6" office:value-type="currency" office:currency="CNY" office:value="52">
            <text:p>￥52.00</text:p>
          </table:table-cell>
          <table:table-cell office:value-type="percentage" office:value="35">
            <text:p>3,500.00%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.0 </text:p>
          </table:table-cell>
          <table:table-cell office:value-type="currency" office:currency="CNY" office:value="35">
            <text:p>￥35.00</text:p>
          </table:table-cell>
          <table:table-cell office:value-type="percentage" office:value="12">
            <text:p>1,200.00%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">
            <text:p>5.0 </text:p>
          </table:table-cell>
          <table:table-cell office:value-type="currency" office:currency="CNY" office:value="12">
            <text:p>￥12.00</text:p>
          </table:table-cell>
          <table:table-cell office:value-type="percentage" office:value="5">
            <text:p>500.00%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table:style-name="ce2" office:value-type="float" office:value="169">
            <text:p>169.0 </text:p>
          </table:table-cell>
          <table:table-cell office:value-type="currency" office:currency="CNY" office:value="5">
            <text:p>￥5.00</text:p>
          </table:table-cell>
          <table:table-cell table:style-name="ce9" office:value-type="percentage" office:value="169">
            <text:p>16,900.00%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8">
            <text:p>58.0 </text:p>
          </table:table-cell>
          <table:table-cell table:style-name="ce6" office:value-type="currency" office:currency="CNY" office:value="169">
            <text:p>￥169.00</text:p>
          </table:table-cell>
          <table:table-cell office:value-type="percentage" office:value="58">
            <text:p>5,800.00%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3">
            <text:p>83.0 </text:p>
          </table:table-cell>
          <table:table-cell office:value-type="currency" office:currency="CNY" office:value="58">
            <text:p>￥58.00</text:p>
          </table:table-cell>
          <table:table-cell office:value-type="percentage" office:value="83">
            <text:p>8,300.00%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8">
            <text:p>28.0 </text:p>
          </table:table-cell>
          <table:table-cell office:value-type="currency" office:currency="CNY" office:value="83">
            <text:p>￥83.00</text:p>
          </table:table-cell>
          <table:table-cell office:value-type="percentage" office:value="28">
            <text:p>2,800.00%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table:style-name="ce2" office:value-type="float" office:value="8">
            <text:p>8.0 </text:p>
          </table:table-cell>
          <table:table-cell office:value-type="currency" office:currency="CNY" office:value="28">
            <text:p>￥28.00</text:p>
          </table:table-cell>
          <table:table-cell table:style-name="ce9" office:value-type="percentage" office:value="8">
            <text:p>800.00%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">
            <text:p>8.0 </text:p>
          </table:table-cell>
          <table:table-cell table:style-name="ce6" office:value-type="currency" office:currency="CNY" office:value="8">
            <text:p>￥8.00</text:p>
          </table:table-cell>
          <table:table-cell office:value-type="percentage" office:value="8">
            <text:p>800.00%</text:p>
          </table:table-cell>
          <table:table-cell/>
          <table:table-cell>
            <draw:frame table:end-cell-address="A.H38" draw:z-index="3" draw:name="图元文件5" draw:style-name="gr1" draw:text-style-name="P1" svg:width="4.336cm" svg:height="4.991cm" svg:x="0.559cm" svg:y="0.09cm">
              <draw:image xlink:href="Pictures/20000068000010F00000137F82B93CCA.wmf" xlink:type="simple" xlink:show="embed" xlink:actuate="onLoad"/>
            </draw:frame>
          </table:table-cell>
          <table:table-cell table:number-columns-repeated="2"/>
          <table:table-cell>
            <draw:frame table:end-cell-address="A.K38" draw:z-index="2" draw:name="图元文件2" draw:style-name="gr1" draw:text-style-name="P1" svg:width="4.999cm" svg:height="4.999cm" svg:x="0.851cm" svg:y="0.144cm">
              <draw:image xlink:href="Pictures/200019DF000013870000138702AA6FE1.wmf" xlink:type="simple" xlink:show="embed" xlink:actuate="onLoad"/>
            </draw:frame>
          </table:table-cell>
        </table:table-row>
        <table:table-row table:style-name="ro1">
          <table:table-cell office:value-type="float" office:value="29">
            <text:p>29</text:p>
          </table:table-cell>
          <table:table-cell table:style-name="ce2" office:value-type="float" office:value="9">
            <text:p>9.0 </text:p>
          </table:table-cell>
          <table:table-cell office:value-type="currency" office:currency="CNY" office:value="8">
            <text:p>￥8.00</text:p>
          </table:table-cell>
          <table:table-cell table:style-name="ce9" office:value-type="percentage" office:value="9">
            <text:p>900.00%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.0 </text:p>
          </table:table-cell>
          <table:table-cell table:style-name="ce6" office:value-type="currency" office:currency="CNY" office:value="9">
            <text:p>￥9.00</text:p>
          </table:table-cell>
          <table:table-cell office:value-type="percentage" office:value="3">
            <text:p>300.00%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.0 </text:p>
          </table:table-cell>
          <table:table-cell office:value-type="currency" office:currency="CNY" office:value="3">
            <text:p>￥3.00</text:p>
          </table:table-cell>
          <table:table-cell office:value-type="percentage" office:value="5">
            <text:p>500.00%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.0 </text:p>
          </table:table-cell>
          <table:table-cell office:value-type="currency" office:currency="CNY" office:value="5">
            <text:p>￥5.00</text:p>
          </table:table-cell>
          <table:table-cell office:value-type="percentage" office:value="1">
            <text:p>100.00%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table:style-name="ce2" office:value-type="float" office:value="52">
            <text:p>52.0 </text:p>
          </table:table-cell>
          <table:table-cell office:value-type="currency" office:currency="CNY" office:value="1">
            <text:p>￥1.00</text:p>
          </table:table-cell>
          <table:table-cell table:style-name="ce9" office:value-type="percentage" office:value="52">
            <text:p>5,200.00%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5">
            <text:p>35.0 </text:p>
          </table:table-cell>
          <table:table-cell table:style-name="ce6" office:value-type="currency" office:currency="CNY" office:value="52">
            <text:p>￥52.00</text:p>
          </table:table-cell>
          <table:table-cell office:value-type="percentage" office:value="35">
            <text:p>3,500.00%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2">
            <text:p>12.0 </text:p>
          </table:table-cell>
          <table:table-cell office:value-type="currency" office:currency="CNY" office:value="35">
            <text:p>￥35.00</text:p>
          </table:table-cell>
          <table:table-cell office:value-type="percentage" office:value="12">
            <text:p>1,200.00%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5">
            <text:p>5.0 </text:p>
          </table:table-cell>
          <table:table-cell office:value-type="currency" office:currency="CNY" office:value="12">
            <text:p>￥12.00</text:p>
          </table:table-cell>
          <table:table-cell office:value-type="percentage" office:value="5">
            <text:p>500.00%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table:style-name="ce2" office:value-type="float" office:value="169">
            <text:p>169.0 </text:p>
          </table:table-cell>
          <table:table-cell office:value-type="currency" office:currency="CNY" office:value="5">
            <text:p>￥5.00</text:p>
          </table:table-cell>
          <table:table-cell table:style-name="ce9" office:value-type="percentage" office:value="169">
            <text:p>16,900.00%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58">
            <text:p>58.0 </text:p>
          </table:table-cell>
          <table:table-cell table:style-name="ce6" office:value-type="currency" office:currency="CNY" office:value="169">
            <text:p>￥169.00</text:p>
          </table:table-cell>
          <table:table-cell office:value-type="percentage" office:value="58">
            <text:p>5,800.00%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83">
            <text:p>83.0 </text:p>
          </table:table-cell>
          <table:table-cell office:value-type="currency" office:currency="CNY" office:value="58">
            <text:p>￥58.00</text:p>
          </table:table-cell>
          <table:table-cell office:value-type="percentage" office:value="83">
            <text:p>8,300.00%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8">
            <text:p>28.0 </text:p>
          </table:table-cell>
          <table:table-cell office:value-type="currency" office:currency="CNY" office:value="83">
            <text:p>￥83.00</text:p>
          </table:table-cell>
          <table:table-cell office:value-type="percentage" office:value="28">
            <text:p>2,800.00%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font-face-decls>
    <style:font-face style:name="Arial1" svg:font-family="Arial" style:font-family-generic="swiss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8"/>
      <style:paragraph-properties style:tab-stop-distance="1.25cm"/>
      <style:text-properties style:font-name="Arial" fo:language="en" fo:country="US" style:font-name-asian="SimSun" style:language-asian="zh" style:country-asian="CN" style:font-name-complex="Tahoma" style:language-complex="none" style:country-complex="none"/>
    </style:default-style>
    <style:default-style style:family="graphic">
      <style:paragraph-properties style:text-autospace="ideograph-alpha" style:punctuation-wrap="simple" style:line-break="strict" style:writing-mode="pag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name-asian="SimSun" style:font-size-asian="12pt" style:language-asian="zh" style:country-asian="CN" style:font-name-complex="Tahoma" style:font-size-complex="12pt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5P0"/>
    </number:currency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\</number:text>
      <number:number number:decimal-places="0" number:min-integer-digits="1" number:grouping="true"/>
    </number:number-style>
    <number:number-style style:name="N117">
      <style:text-properties fo:color="#ff0000"/>
      <number:text>\-</number:text>
      <number:number number:decimal-places="0" number:min-integer-digits="1" number:grouping="true"/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1" number:min-exponent-digits="1"/>
    </number:number-style>
    <number:number-style style:name="N122P0" style:volatile="true">
      <number:number number:decimal-places="1" number:min-integer-digits="1"/>
      <number:text> </number:text>
    </number:number-style>
    <number:number-style style:name="N122">
      <style:text-properties fo:color="#ff0000"/>
      <number:text>(</number:text>
      <number:number number:decimal-places="1" number:min-integer-digits="1"/>
      <number:text>)</number:text>
      <style:map style:condition="value()&gt;=0" style:apply-style-name="N122P0"/>
    </number:number-style>
    <number:date-style style:name="N123">
      <number:day/>
    </number:date-style>
    <number:date-style style:name="N124P0" style:volatile="true">
      <number:month/>
      <number:text>/</number:text>
      <number:day/>
    </number:date-style>
    <number:text-style style:name="N124">
      <number:text-content/>
      <style:map style:condition="value()&gt;=0" style:apply-style-name="N124P0"/>
    </number:text-style>
    <number:currency-style style:name="N125P0" style:volatile="true">
      <number:currency-symbol number:language="zh" number:country="TW">$</number:currency-symbol>
      <number:number number:decimal-places="0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 number:language="zh" number:country="TW">$</number:currency-symbol>
      <number:number number:decimal-places="0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 number:language="zh" number:country="TW">$</number:currency-symbol>
      <number:number number:decimal-places="0" number:min-integer-digits="1" number:grouping="true"/>
    </number:currency-style>
    <number:currency-style style:name="N126">
      <style:text-properties fo:color="#ff0000"/>
      <number:currency-symbol number:language="zh" number:country="TW">$</number:currency-symbol>
      <number:number number:decimal-places="0" number:min-integer-digits="1" number:grouping="true"/>
      <style:map style:condition="value()&gt;=0" style:apply-style-name="N126P0"/>
    </number:currency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7P0"/>
    </number:number-style>
    <number:currency-style style:name="N128P0" style:volatile="true">
      <number:currency-symbol number:language="zh" number:country="SG">$</number:currency-symbol>
      <number:number number:decimal-places="2" number:min-integer-digits="1" number:grouping="true"/>
    </number:currency-style>
    <number:currency-style style:name="N128">
      <style:text-properties fo:color="#ff0000"/>
      <number:currency-symbol number:language="zh" number:country="SG">$</number:currency-symbol>
      <number:number number:decimal-places="2" number:min-integer-digits="1" number:grouping="true"/>
      <style:map style:condition="value()&gt;=0" style:apply-style-name="N128P0"/>
    </number:currency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3P0" style:volatile="true" number:language="en" number:country="US">
      <number:number number:decimal-places="0" number:min-integer-digits="1" number:grouping="true"/>
      <number:text> </number:text>
    </number:number-style>
    <number:number-style style:name="N5113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3P0"/>
    </number:number-style>
    <number:number-style style:name="N5114P0" style:volatile="true" number:language="en" number:country="US">
      <number:number number:decimal-places="0" number:min-integer-digits="1" number:grouping="true"/>
      <number:text> </number:text>
    </number:number-style>
    <number:number-style style:name="N511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4P0"/>
    </number:number-style>
    <number:number-style style:name="N5115P0" style:volatile="true" number:language="en" number:country="US">
      <number:number number:decimal-places="2" number:min-integer-digits="1" number:grouping="true"/>
      <number:text> </number:text>
    </number:number-style>
    <number:number-style style:name="N511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5P0"/>
    </number:number-style>
    <number:number-style style:name="N5116P0" style:volatile="true" number:language="en" number:country="US">
      <number:number number:decimal-places="2" number:min-integer-digits="1" number:grouping="true"/>
      <number:text> </number:text>
    </number:number-style>
    <number:number-style style:name="N511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1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type="single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页面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5">2009-4-15</text:date>, <text:time>11:29:17</text:time></text:p>
        </style:region-right>
      </style:header>
      <style:header-left style:display="false"/>
      <style:footer>
        <text:p>页面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 1.2(Win32)</meta:generator>
    <!--645(Build:8693)-->
    <meta:initial-creator>hongyf</meta:initial-creator>
    <meta:creation-date>2009-04-15T10:42:04</meta:creation-date>
    <dc:creator>hongyf</dc:creator>
    <dc:date>2009-04-15T11:29:17</dc:date>
    <dc:language>en-US</dc:language>
    <meta:editing-cycles>2</meta:editing-cycles>
    <meta:editing-duration>PT7M10S</meta:editing-duration>
    <meta:user-defined meta:name="Info 1"/>
    <meta:user-defined meta:name="Info 2"/>
    <meta:user-defined meta:name="Info 3"/>
    <meta:user-defined meta:name="Info 4"/>
    <meta:document-statistic meta:table-count="1" meta:cell-count="160" meta:object-count="6"/>
  </office:meta>
</office:document-meta>
</file>